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649cm" table:align="left" fo:background-color="transparent">
        <style:background-image/>
      </style:table-properties>
    </style:style>
    <style:style style:name="Tableau2.A" style:family="table-column">
      <style:table-column-properties style:column-width="3.258cm"/>
    </style:style>
    <style:style style:name="Tableau2.B" style:family="table-column">
      <style:table-column-properties style:column-width="1.7cm"/>
    </style:style>
    <style:style style:name="Tableau2.C" style:family="table-column">
      <style:table-column-properties style:column-width="3.605cm"/>
    </style:style>
    <style:style style:name="Tableau2.D" style:family="table-column">
      <style:table-column-properties style:column-width="3.572cm"/>
    </style:style>
    <style:style style:name="Tableau2.E" style:family="table-column">
      <style:table-column-properties style:column-width="4.51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5.826cm"/>
    </style:style>
    <style:style style:name="Tableau4" style:family="table">
      <style:table-properties style:width="17.688cm" fo:margin-left="0.496cm" table:align="left"/>
    </style:style>
    <style:style style:name="Tableau4.A" style:family="table-column">
      <style:table-column-properties style:column-width="5.821cm"/>
    </style:style>
    <style:style style:name="Tableau4.B" style:family="table-column">
      <style:table-column-properties style:column-width="3.374cm"/>
    </style:style>
    <style:style style:name="Tableau4.C" style:family="table-column">
      <style:table-column-properties style:column-width="8.49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694cm" fo:margin-left="0.538cm" table:align="left"/>
    </style:style>
    <style:style style:name="Tableau5.A" style:family="table-column">
      <style:table-column-properties style:column-width="2.083cm"/>
    </style:style>
    <style:style style:name="Tableau5.B" style:family="table-column">
      <style:table-column-properties style:column-width="10.054cm"/>
    </style:style>
    <style:style style:name="Tableau5.C" style:family="table-column">
      <style:table-column-properties style:column-width="5.55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4f44f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3c3eae" officeooo:paragraph-rsid="004f23c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officeooo:paragraph-rsid="004f23ca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fr" fo:country="FR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fr" fo:country="FR" officeooo:paragraph-rsid="000e1a5f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paragraph-rsid="004f23ca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4f23ca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4f23ca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4f23ca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4f23ca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fo:font-weight="normal" officeooo:rsid="00711ab2" officeooo:paragraph-rsid="00711ab2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fo:font-weight="normal" officeooo:rsid="007c10da" officeooo:paragraph-rsid="007c10d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711ab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2649a5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7c10da" officeooo:paragraph-rsid="007c10d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baa71" officeooo:paragraph-rsid="001baa7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2321d5" officeooo:paragraph-rsid="002321d5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c9fc4" officeooo:paragraph-rsid="001c9fc4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364c98" officeooo:paragraph-rsid="0043c01f" style:font-size-asian="12pt" style:language-asian="zxx" style:country-asian="none" style:font-size-complex="12pt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745f29" officeooo:paragraph-rsid="00745f29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781d25" officeooo:paragraph-rsid="00781d25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7a9200" officeooo:paragraph-rsid="007a9200" style:font-size-asian="12pt" style:language-asian="zxx" style:country-asian="none" style:font-size-complex="12pt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officeooo:paragraph-rsid="004f23ca"/>
    </style:style>
    <style:style style:name="P36" style:family="paragraph" style:parent-style-name="Table_20_Contents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language="fr" fo:country="FR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fo:language="fr" fo:country="FR" officeooo:rsid="001a75c7" officeooo:paragraph-rsid="001a75c7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5b5586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21d2b1" style:language-asian="zxx" style:country-asian="none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fo:language="fr" fo:country="FR" officeooo:rsid="001d1ad1" officeooo:paragraph-rsid="001d1ad1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1baa71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fo:language="fr" fo:country="FR" officeooo:paragraph-rsid="0025e22e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fo:language="fr" fo:country="FR" officeooo:rsid="00247b54" officeooo:paragraph-rsid="00247b54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fo:language="fr" fo:country="FR" officeooo:rsid="002321d5" officeooo:paragraph-rsid="002321d5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364c98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43c01f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fo:language="fr" fo:country="FR" officeooo:rsid="0043c01f" officeooo:paragraph-rsid="0043c01f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fo:language="fr" fo:country="FR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justify" style:justify-single-word="false"/>
      <style:text-properties fo:language="fr" fo:country="FR" officeooo:rsid="001417a7" style:language-asian="zxx" style:country-asian="none" style:language-complex="zxx" style:country-complex="none" style:text-rotation-angle="90" style:text-rotation-scale="line-height"/>
    </style:style>
    <style:style style:name="P56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57" style:family="paragraph" style:parent-style-name="Table_20_Contents">
      <style:paragraph-properties fo:text-align="center" style:justify-single-word="false"/>
      <style:text-properties fo:language="fr" fo:country="FR" officeooo:rsid="006c99da" officeooo:paragraph-rsid="006c99da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language="fr" fo:country="FR" officeooo:rsid="00745f29" officeooo:paragraph-rsid="00745f29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fo:language="fr" fo:country="FR" officeooo:rsid="00781d25" officeooo:paragraph-rsid="00781d25" style:language-asian="zxx" style:country-asian="none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fo:language="fr" fo:country="FR" officeooo:rsid="007a9200" officeooo:paragraph-rsid="007a9200" style:language-asian="zxx" style:country-asian="none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fo:language="fr" fo:country="FR" officeooo:rsid="005b5586" officeooo:paragraph-rsid="005b5586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fo:language="fr" fo:country="FR" officeooo:rsid="007fbbde" officeooo:paragraph-rsid="007fbbde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fo:language="fr" fo:country="FR" officeooo:rsid="007fbbde" officeooo:paragraph-rsid="0082efd4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2321d5"/>
    </style:style>
    <style:style style:name="T5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6" style:family="text">
      <style:text-properties style:font-name="Consolas" fo:font-size="12pt" fo:language="zxx" fo:country="none" fo:font-style="italic" fo:font-weight="normal" officeooo:rsid="003caa6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7" style:family="text">
      <style:text-properties officeooo:rsid="0032309f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officeooo:rsid="004aba43" style:language-asian="zxx" style:country-asian="none" style:language-complex="zxx" style:country-complex="none"/>
    </style:style>
    <style:style style:name="T10" style:family="text">
      <style:text-properties fo:language="zxx" fo:country="none" officeooo:rsid="00644ec4" style:language-asian="zxx" style:country-asian="none" style:language-complex="zxx" style:country-complex="none"/>
    </style:style>
    <style:style style:name="T11" style:family="text">
      <style:text-properties officeooo:rsid="0039875d"/>
    </style:style>
    <style:style style:name="T12" style:family="text">
      <style:text-properties officeooo:rsid="003a4c54"/>
    </style:style>
    <style:style style:name="T13" style:family="text">
      <style:text-properties officeooo:rsid="0058b4e1"/>
    </style:style>
    <style:style style:name="T14" style:family="text">
      <style:text-properties officeooo:rsid="0069ccf6"/>
    </style:style>
    <style:style style:name="T15" style:family="text">
      <style:text-properties officeooo:rsid="00711ab2"/>
    </style:style>
    <style:style style:name="T16" style:family="text">
      <style:text-properties officeooo:rsid="0072170b"/>
    </style:style>
    <style:style style:name="T17" style:family="text">
      <style:text-properties officeooo:rsid="00745f29"/>
    </style:style>
    <style:style style:name="T18" style:family="text">
      <style:text-properties officeooo:rsid="00750eac"/>
    </style:style>
    <style:style style:name="T19" style:family="text">
      <style:text-properties officeooo:rsid="00770a59"/>
    </style:style>
    <style:style style:name="T20" style:family="text">
      <style:text-properties officeooo:rsid="007e6d7c"/>
    </style:style>
    <style:style style:name="T21" style:family="text">
      <style:text-properties officeooo:rsid="0081b0fd"/>
    </style:style>
    <style:style style:name="T22" style:family="text">
      <style:text-properties officeooo:rsid="0084bfb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pacity="100%" fo:padding="0.15cm" fo:border="0.06pt solid #666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D</text:span>ossier de validation projet NSI</text:p>
      <text:p text:style-name="P5"/>
      <text:p text:style-name="P5"/>
      <text:p text:style-name="P6">description du projet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2364434363232">
          <table:table-cell table:style-name="Tableau1.A1" office:value-type="string">
            <text:p text:style-name="P36">Noms, Prénoms de l’équipe en charge du projet</text:p>
          </table:table-cell>
          <table:table-cell table:style-name="Tableau1.B1" office:value-type="string">
            <text:p text:style-name="P40">Moulherat Gauthier &amp; Bardini Raphaël</text:p>
          </table:table-cell>
        </table:table-row>
        <table:table-row table:style-name="TableLine2364434359696">
          <table:table-cell table:style-name="Tableau1.A2" office:value-type="string">
            <text:p text:style-name="P36">Intitulé du projet</text:p>
          </table:table-cell>
          <table:table-cell table:style-name="Tableau1.B2" office:value-type="string">
            <text:p text:style-name="P40">Puissance 4</text:p>
          </table:table-cell>
        </table:table-row>
        <table:table-row table:style-name="TableLine2364434361600">
          <table:table-cell table:style-name="Tableau1.A2" office:value-type="string">
            <text:p text:style-name="P36"><text:span text:style-name="T3">Énoncé</text:span> général du besoin</text:p>
          </table:table-cell>
          <table:table-cell table:style-name="Tableau1.B2" office:value-type="string">
            <text:p text:style-name="P41">Jeu de puissance 4 qui se joue a tour de rôle </text:p>
          </table:table-cell>
        </table:table-row>
      </table:table>
      <text:p text:style-name="P5"/>
      <text:p text:style-name="P8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364460082592">
          <table:table-cell table:style-name="Tableau2.A1" office:value-type="string">
            <text:p text:style-name="P36">Nom de la fonction</text:p>
          </table:table-cell>
          <table:table-cell table:style-name="Tableau2.A1" office:value-type="string">
            <text:p text:style-name="P37">Nom de l’élève prenant en charge la fonction</text:p>
          </table:table-cell>
          <table:table-cell table:style-name="Tableau2.A1" office:value-type="string">
            <text:p text:style-name="P36">Variables d’entrée</text:p>
          </table:table-cell>
          <table:table-cell table:style-name="Tableau2.A1" office:value-type="string">
            <text:p text:style-name="P36">Variables de sortie</text:p>
          </table:table-cell>
          <table:table-cell table:style-name="Tableau2.E1" office:value-type="string">
            <text:p text:style-name="P36">Rôle de la fonction</text:p>
          </table:table-cell>
        </table:table-row>
        <table:table-row table:style-name="TableLine2364460074432">
          <table:table-cell table:style-name="Tableau2.A2" office:value-type="string">
            <text:p text:style-name="P28">Chercher<text:span text:style-name="T13">Alignement</text:span></text:p>
          </table:table-cell>
          <table:table-cell table:style-name="Tableau2.A2" office:value-type="string">
            <text:p text:style-name="P44">Raphaël</text:p>
          </table:table-cell>
          <table:table-cell table:style-name="Tableau2.A2" office:value-type="string">
            <text:p text:style-name="P42">Entier : la colonne du dernier pion placé</text:p>
            <text:p text:style-name="P57">Entier : la ligne du dernier pion placé</text:p>
            <text:p text:style-name="P61"/>
          </table:table-cell>
          <table:table-cell table:style-name="Tableau2.A2" office:value-type="string">
            <text:p text:style-name="P46">Booléen vrai si un alignement a été trouvé.</text:p>
          </table:table-cell>
          <table:table-cell table:style-name="Tableau2.E2" office:value-type="string">
            <text:p text:style-name="P43">Vérifie si le pion à l’emplacement spécifié représente un coup gagnant.</text:p>
          </table:table-cell>
        </table:table-row>
        <table:table-row table:style-name="TableLine2364460070896">
          <table:table-cell table:style-name="Tableau2.A2" office:value-type="string">
            <text:p text:style-name="P28">AfficherGrille</text:p>
          </table:table-cell>
          <table:table-cell table:style-name="Tableau2.A2" office:value-type="string">
            <text:p text:style-name="P44">Raphaël</text:p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E2" office:value-type="string">
            <text:p text:style-name="P45">Affiche une représentation textuelle de la grille</text:p>
          </table:table-cell>
        </table:table-row>
        <table:table-row table:style-name="TableLine2364460071168">
          <table:table-cell table:style-name="Tableau2.A2" office:value-type="string">
            <text:p text:style-name="P29">AfficherMessage<text:span text:style-name="T22">MatchNul</text:span></text:p>
          </table:table-cell>
          <table:table-cell table:style-name="Tableau2.A2" office:value-type="string">
            <text:p text:style-name="P48">Gauthier</text:p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46"/>
          </table:table-cell>
          <table:table-cell table:style-name="Tableau2.E2" office:value-type="string">
            <text:p text:style-name="P49">Affiche un message de match nul</text:p>
          </table:table-cell>
        </table:table-row>
        <table:table-row table:style-name="TableLine2364460071984">
          <table:table-cell table:style-name="Tableau2.A2" office:value-type="string">
            <text:p text:style-name="P30">Afficher<text:span text:style-name="T4">Message</text:span>Gagnant</text:p>
          </table:table-cell>
          <table:table-cell table:style-name="Tableau2.A2" office:value-type="string">
            <text:p text:style-name="P44">Gauthier</text:p>
          </table:table-cell>
          <table:table-cell table:style-name="Tableau2.A2" office:value-type="string">
            <text:p text:style-name="P46">Chaîne : <text:span text:style-name="T18">nom du joueur gagant</text:span></text:p>
          </table:table-cell>
          <table:table-cell table:style-name="Tableau2.A2" office:value-type="string">
            <text:p text:style-name="P46"/>
          </table:table-cell>
          <table:table-cell table:style-name="Tableau2.E2" office:value-type="string">
            <text:p text:style-name="P41">Affiche un message avec le le nom du joueur <text:span text:style-name="T7">gagnant</text:span></text:p>
          </table:table-cell>
        </table:table-row>
        <table:table-row table:style-name="TableLine2364460072528">
          <table:table-cell table:style-name="Tableau2.A2" office:value-type="string">
            <text:p text:style-name="P32">DemanderNomJoueur 1 &amp; 2</text:p>
          </table:table-cell>
          <table:table-cell table:style-name="Tableau2.A2" office:value-type="string">
            <text:p text:style-name="P50">Raphaël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58">Chaîne : le nom entré par l’utilisateur</text:p>
          </table:table-cell>
          <table:table-cell table:style-name="Tableau2.E2" office:value-type="string">
            <text:p text:style-name="P50">Demande à l'utlisateur <text:s/><text:span text:style-name="T17">le nom du joueur correspondant</text:span></text:p>
          </table:table-cell>
        </table:table-row>
        <table:table-row table:style-name="TableLine2364460073888">
          <table:table-cell table:style-name="Tableau2.A2" office:value-type="string">
            <text:p text:style-name="P31">DemanderJouerAvec<text:span text:style-name="T19">PC</text:span></text:p>
          </table:table-cell>
          <table:table-cell table:style-name="Tableau2.A2" office:value-type="string">
            <text:p text:style-name="P51">Raphaël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58">Booléen vrai si l’utilisateur souhaite jouer contre l’ordinateur</text:p>
          </table:table-cell>
          <table:table-cell table:style-name="Tableau2.E2" office:value-type="string">
            <text:p text:style-name="P52">Demande à l'utilisateur s'il souhaite jouer contre l'ordinateur</text:p>
          </table:table-cell>
        </table:table-row>
        <table:table-row table:style-name="TableLine2364460082048">
          <table:table-cell table:style-name="Tableau2.A2" office:value-type="string">
            <text:p text:style-name="P33">Main</text:p>
          </table:table-cell>
          <table:table-cell table:style-name="Tableau2.A2" office:value-type="string">
            <text:p text:style-name="P59">Raphaël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58"/>
          </table:table-cell>
          <table:table-cell table:style-name="Tableau2.E2" office:value-type="string">
            <text:p text:style-name="P59">Boucle principale du programme</text:p>
          </table:table-cell>
        </table:table-row>
        <text:soft-page-break/>
        <table:table-row table:style-name="Tableau2.9">
          <table:table-cell table:style-name="Tableau2.A2" office:value-type="string">
            <text:p text:style-name="P33">JouerTour</text:p>
          </table:table-cell>
          <table:table-cell table:style-name="Tableau2.A2" office:value-type="string">
            <text:p text:style-name="P59">Raphaël</text:p>
          </table:table-cell>
          <table:table-cell table:style-name="Tableau2.A2" office:value-type="string">
            <text:p text:style-name="P59">Chaîne : nom du joueur qui doit jouer</text:p>
            <text:p text:style-name="P59">Case : valeur correspondante de l’énumération</text:p>
          </table:table-cell>
          <table:table-cell table:style-name="Tableau2.A2" office:value-type="string">
            <text:p text:style-name="P63">Tuple de deux entiers : la colonne et la ligne d<text:span text:style-name="T21">u</text:span> pio<text:span text:style-name="T21">n placé.</text:span></text:p>
          </table:table-cell>
          <table:table-cell table:style-name="Tableau2.E2" office:value-type="string">
            <text:p text:style-name="P59">Fait jouer l’utilisateur et ajoute un nouveau pion à la grille. </text:p>
          </table:table-cell>
        </table:table-row>
        <table:table-row table:style-name="TableLine2364460071440">
          <table:table-cell table:style-name="Tableau2.A2" office:value-type="string">
            <text:p text:style-name="P34">JouerTourAuto</text:p>
          </table:table-cell>
          <table:table-cell table:style-name="Tableau2.A2" office:value-type="string">
            <text:p text:style-name="P60">Raphaël</text:p>
          </table:table-cell>
          <table:table-cell table:style-name="Tableau2.A2" office:value-type="string">
            <text:p text:style-name="P60">Chaîne : nom du joueur représentant l’ordinateur</text:p>
            <text:p text:style-name="P60">Case : valeur correspondante de l’énumération.</text:p>
          </table:table-cell>
          <table:table-cell table:style-name="Tableau2.A2" office:value-type="string">
            <text:p text:style-name="P62">Tuple de deux entiers : la colonne et la ligne d<text:span text:style-name="T21">u</text:span> pio<text:span text:style-name="T21">n placé par l’ordinateur.</text:span></text:p>
          </table:table-cell>
          <table:table-cell table:style-name="Tableau2.E2" office:value-type="string">
            <text:p text:style-name="P60">Place un pion à un endroit aléatoire sur la grille pour faire « jouer » l’ordinateur.</text:p>
          </table:table-cell>
        </table:table-row>
      </table:table>
      <text:p text:style-name="P12"><draw:frame draw:style-name="fr1" draw:name="Cadre1" text:anchor-type="paragraph" svg:x="-0.101cm" svg:y="0.697cm" svg:width="18.819cm" draw:z-index="0"><draw:text-box fo:min-height="17.646cm"><text:p text:style-name="P1"><text:s/>Variables globales :</text:p><text:p text:style-name="P1"/><table:table table:name="Tableau4" table:style-name="Tableau4"><table:table-column table:style-name="Tableau4.A"/><table:table-column table:style-name="Tableau4.B"/><table:table-column table:style-name="Tableau4.C"/><table:table-row table:style-name="TableLine2364434377920"><table:table-cell table:style-name="Tableau4.A1" office:value-type="string"><text:p text:style-name="P14">Type</text:p></table:table-cell><table:table-cell table:style-name="Tableau4.A1" office:value-type="string"><text:p text:style-name="P20">Nom</text:p></table:table-cell><table:table-cell table:style-name="Tableau4.C1" office:value-type="string"><text:p text:style-name="P14">Commentaires</text:p></table:table-cell></table:table-row><table:table-row table:style-name="TableLine2364434387440"><table:table-cell table:style-name="Tableau4.A2" office:value-type="string"><text:p text:style-name="P14">Tableau <text:span text:style-name="T11">de valeurs de </text:span><text:span text:style-name="T5">Case</text:span><text:span text:style-name="T11"> </text:span>à deux dimensions</text:p><text:p text:style-name="P21">7 colonnes</text:p><text:p text:style-name="P21">6 lignes</text:p></table:table-cell><table:table-cell table:style-name="Tableau4.A2" office:value-type="string"><text:p text:style-name="P26">grille</text:p></table:table-cell><table:table-cell table:style-name="Tableau4.C2" office:value-type="string"><text:p text:style-name="P14">Grille du jeu où sont placés les pions. Un pion est représenté par <text:span text:style-name="T12">le caractère correspondant à la vale</text:span><text:span text:style-name="T14">u</text:span><text:span text:style-name="T12">r de l'énumération.</text:span></text:p></table:table-cell></table:table-row><table:table-row table:style-name="TableLine2364434386080"><table:table-cell table:style-name="Tableau4.A2" office:value-type="string"><text:p text:style-name="P15">Entier </text:p></table:table-cell><table:table-cell table:style-name="Tableau4.A2" office:value-type="string"><text:p text:style-name="P24">HAUTEUR</text:p></table:table-cell><table:table-cell table:style-name="Tableau4.C2" office:value-type="string"><text:p text:style-name="P15">La hauteur de la grille du jeu, cad le nombre de lignes</text:p></table:table-cell></table:table-row><table:table-row table:style-name="TableLine2364434379552"><table:table-cell table:style-name="Tableau4.A2" office:value-type="string"><text:p text:style-name="P15">Entier</text:p></table:table-cell><table:table-cell table:style-name="Tableau4.A2" office:value-type="string"><text:p text:style-name="P24">LARGEUR</text:p></table:table-cell><table:table-cell table:style-name="Tableau4.C2" office:value-type="string"><text:p text:style-name="P15">La largeur de la grille du jeu, cad le nombre de colonnes</text:p></table:table-cell></table:table-row><table:table-row table:style-name="TableLine2364434378736"><table:table-cell table:style-name="Tableau4.A2" office:value-type="string"><text:p text:style-name="P18">Entier</text:p></table:table-cell><table:table-cell table:style-name="Tableau4.A2" office:value-type="string"><text:p text:style-name="P25">L<text:span text:style-name="T15">ONGUEUR_ALIGNEMENT</text:span></text:p></table:table-cell><table:table-cell table:style-name="Tableau4.C2" office:value-type="string"><text:p text:style-name="P18">La longeur d'un alignement de pions nécessaires pour gagner.</text:p></table:table-cell></table:table-row><table:table-row table:style-name="TableLine2364434385808"><table:table-cell table:style-name="Tableau4.A2" office:value-type="string"><text:p text:style-name="P19">Entier</text:p></table:table-cell><table:table-cell table:style-name="Tableau4.A2" office:value-type="string"><text:p text:style-name="P27">ERREUR_COLONNE_PLEINE</text:p></table:table-cell><table:table-cell table:style-name="Tableau4.C2" office:value-type="string"><text:p text:style-name="P19">Code d'erreur <text:span text:style-name="T20">retourné</text:span> quand une colonne est pleine de pions.</text:p></table:table-cell></table:table-row></table:table><text:p text:style-name="P4"/><text:p text:style-name="P2"><text:s/>Énumération :</text:p><text:p text:style-name="P2"/><table:table table:name="Tableau5" table:style-name="Tableau5"><table:table-column table:style-name="Tableau5.A"/><table:table-column table:style-name="Tableau5.B"/><table:table-column table:style-name="Tableau5.C"/><table:table-row table:style-name="TableLine2364434390704"><table:table-cell table:style-name="Tableau5.A1" office:value-type="string"><text:p text:style-name="P17">Nom</text:p></table:table-cell><table:table-cell table:style-name="Tableau5.A1" office:value-type="string"><text:p text:style-name="P22">Valeurs</text:p></table:table-cell><table:table-cell table:style-name="Tableau5.C1" office:value-type="string"><text:p text:style-name="P16">Commentaires</text:p></table:table-cell></table:table-row><table:table-row table:style-name="TableLine2364434379824"><table:table-cell table:style-name="Tableau5.A2" office:value-type="string"><text:p text:style-name="P23">Case</text:p></table:table-cell><table:table-cell table:style-name="Tableau5.A2" office:value-type="string"><text:p text:style-name="P35"><text:span text:style-name="T6">VIDE</text:span><text:span text:style-name="T8"> - </text:span><text:span text:style-name="T10">Pas de pion</text:span></text:p><text:p text:style-name="P35"><text:span text:style-name="T6">JOUEUR_1</text:span><text:span text:style-name="T8"> - </text:span><text:span text:style-name="T9">P</text:span><text:span text:style-name="T8">ion placé par le joueur 1</text:span></text:p><text:p text:style-name="P35"><text:span text:style-name="T6">JOUEUR_2</text:span><text:span text:style-name="T8"> - </text:span><text:span text:style-name="T9">P</text:span><text:span text:style-name="T8">ion placé par le joueur 2</text:span></text:p></table:table-cell><table:table-cell table:style-name="Tableau5.C2" office:value-type="string"><text:p text:style-name="P13">Représente l'état d'une case sur la grille du jeu</text:p></table:table-cell></table:table-row></table:table><text:p text:style-name="P3"/></draw:text-box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2364434390976">
          <table:table-cell table:style-name="Tableau3.A1" office:value-type="string">
            <text:p text:style-name="P38">Fiche péda<text:span text:style-name="T2">g</text:span>ogique du projet</text:p>
          </table:table-cell>
          <table:table-cell table:style-name="Tableau3.B1" table:number-columns-spanned="9" office:value-type="string">
            <text:p text:style-name="P5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64434388256"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4"><text:span text:style-name="T1">Eleve 1</text:span> </text:p>
          </table:table-cell>
          <table:table-cell table:style-name="Tableau3.A2" office:value-type="string">
            <text:p text:style-name="P39">Eleve 2</text:p>
          </table:table-cell>
          <table:table-cell table:style-name="Tableau3.A2" office:value-type="string">
            <text:p text:style-name="P39">Eleve 3</text:p>
          </table:table-cell>
          <table:table-cell table:style-name="Tableau3.A2" office:value-type="string">
            <text:p text:style-name="P55">for ou while</text:p>
          </table:table-cell>
          <table:table-cell table:style-name="Tableau3.A2" office:value-type="string">
            <text:p text:style-name="P56">if</text:p>
          </table:table-cell>
          <table:table-cell table:style-name="Tableau3.A2" office:value-type="string">
            <text:p text:style-name="P56">Variables globales et locales</text:p>
          </table:table-cell>
          <table:table-cell table:style-name="Tableau3.A2" office:value-type="string">
            <text:p text:style-name="P56">Commentaires et docsting</text:p>
          </table:table-cell>
          <table:table-cell table:style-name="Tableau3.A2" office:value-type="string">
            <text:p text:style-name="P56">assertions</text:p>
          </table:table-cell>
          <table:table-cell table:style-name="Tableau3.J2" office:value-type="string">
            <text:p text:style-name="P56">Diaporama</text:p>
          </table:table-cell>
        </table:table-row>
        <table:table-row table:style-name="TableLine2364434380096">
          <table:table-cell table:style-name="Tableau3.A2" office:value-type="string">
            <text:p text:style-name="P38">Fonction 1 :</text:p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364434386352">
          <table:table-cell table:style-name="Tableau3.A2" office:value-type="string">
            <text:p text:style-name="P38">Fonction 2 :</text:p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364434384448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364434379280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364434390160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364434384720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364434388528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</table:table>
      <text:p text:style-name="P10">Note : un projet est validable si chaque élève a une croix en face de chaque compétence.</text:p>
      <text:p text:style-name="P7"/>
      <text:p text:style-name="P7"/>
      <text:p text:style-name="P9">SPRINT N°1</text:p>
      <text:p text:style-name="P9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9">SPRINT N°2</text:p>
      <text:p text:style-name="P9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6H48M27S</meta:editing-duration>
    <meta:editing-cycles>98</meta:editing-cycles>
    <dc:date>2021-11-28T19:47:48.335000000</dc:date>
    <meta:document-statistic meta:table-count="5" meta:image-count="0" meta:object-count="0" meta:page-count="3" meta:paragraph-count="103" meta:word-count="508" meta:character-count="2989" meta:non-whitespace-character-count="2573"/>
  </office:meta>
</office:document-meta>
</file>